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34cm" fo:margin-right="-0.019cm" fo:text-indent="0.319cm" style:auto-text-indent="false"/>
      <style:text-properties fo:font-variant="normal" fo:text-transform="none" fo:color="#343541" style:font-name="S hne" fo:font-size="9.05000019073486pt" fo:letter-spacing="normal" fo:font-style="normal" fo:font-weight="normal"/>
    </style:style>
    <style:style style:name="P2" style:family="paragraph" style:parent-style-name="Text_20_body">
      <style:paragraph-properties fo:padding="0.049cm" fo:border="0.002cm solid #d9d9e3"/>
    </style:style>
    <style:style style:name="P3" style:family="paragraph" style:parent-style-name="Text_20_body" style:list-style-name="L1">
      <style:paragraph-properties fo:padding="0.049cm" fo:border="0.002cm solid #d9d9e3"/>
    </style:style>
    <style:style style:name="P4" style:family="paragraph" style:parent-style-name="Text_20_body" style:list-style-name="L2">
      <style:paragraph-properties fo:padding="0.049cm" fo:border="0.002cm solid #d9d9e3"/>
    </style:style>
    <style:style style:name="P5" style:family="paragraph" style:parent-style-name="Text_20_body" style:list-style-name="L4">
      <style:paragraph-properties fo:padding="0.049cm" fo:border="0.002cm solid #d9d9e3"/>
    </style:style>
    <style:style style:name="P6" style:family="paragraph" style:parent-style-name="Text_20_body" style:list-style-name="L5">
      <style:paragraph-properties fo:padding="0.049cm" fo:border="0.002cm solid #d9d9e3"/>
    </style:style>
    <style:style style:name="P7" style:family="paragraph" style:parent-style-name="Text_20_body" style:list-style-name="L6">
      <style:paragraph-properties fo:padding="0.049cm" fo:border="0.002cm solid #d9d9e3"/>
    </style:style>
    <style:style style:name="P8" style:family="paragraph" style:parent-style-name="Text_20_body" style:list-style-name="L7">
      <style:paragraph-properties fo:padding="0.049cm" fo:border="0.002cm solid #d9d9e3"/>
    </style:style>
    <style:style style:name="P9" style:family="paragraph" style:parent-style-name="Text_20_body" style:list-style-name="L8">
      <style:paragraph-properties fo:padding="0.049cm" fo:border="0.002cm solid #d9d9e3"/>
    </style:style>
    <style:style style:name="P10" style:family="paragraph" style:parent-style-name="Text_20_body" style:list-style-name="L9">
      <style:paragraph-properties fo:padding="0.049cm" fo:border="0.002cm solid #d9d9e3"/>
    </style:style>
    <style:style style:name="P11" style:family="paragraph" style:parent-style-name="Text_20_body" style:list-style-name="L10">
      <style:paragraph-properties fo:padding="0.049cm" fo:border="0.002cm solid #d9d9e3"/>
    </style:style>
    <style:style style:name="P12" style:family="paragraph" style:parent-style-name="Text_20_body" style:list-style-name="L11">
      <style:paragraph-properties fo:padding="0.049cm" fo:border="0.002cm solid #d9d9e3"/>
    </style:style>
    <style:style style:name="P13" style:family="paragraph" style:parent-style-name="Text_20_body" style:list-style-name="L12">
      <style:paragraph-properties fo:padding="0.049cm" fo:border="0.002cm solid #d9d9e3"/>
    </style:style>
    <style:style style:name="P14" style:family="paragraph" style:parent-style-name="Text_20_body" style:list-style-name="L13">
      <style:paragraph-properties fo:padding="0.049cm" fo:border="0.002cm solid #d9d9e3"/>
    </style:style>
    <style:style style:name="P15" style:family="paragraph" style:parent-style-name="Text_20_body" style:list-style-name="L14">
      <style:paragraph-properties fo:padding="0.049cm" fo:border="0.002cm solid #d9d9e3"/>
    </style:style>
    <style:style style:name="P16" style:family="paragraph" style:parent-style-name="Text_20_body" style:list-style-name="L15">
      <style:paragraph-properties fo:padding="0.049cm" fo:border="0.002cm solid #d9d9e3"/>
    </style:style>
    <style:style style:name="P17" style:family="paragraph" style:parent-style-name="Text_20_body" style:list-style-name="L16">
      <style:paragraph-properties fo:padding="0.049cm" fo:border="0.002cm solid #d9d9e3"/>
    </style:style>
    <style:style style:name="P18" style:family="paragraph" style:parent-style-name="Text_20_body" style:list-style-name="L17">
      <style:paragraph-properties fo:padding="0.049cm" fo:border="0.002cm solid #d9d9e3"/>
    </style:style>
    <style:style style:name="P19" style:family="paragraph" style:parent-style-name="Text_20_body" style:list-style-name="L18">
      <style:paragraph-properties fo:padding="0.049cm" fo:border="0.002cm solid #d9d9e3"/>
    </style:style>
    <style:style style:name="P20" style:family="paragraph" style:parent-style-name="Text_20_body" style:list-style-name="L19">
      <style:paragraph-properties fo:padding="0.049cm" fo:border="0.002cm solid #d9d9e3"/>
    </style:style>
    <style:style style:name="P21" style:family="paragraph" style:parent-style-name="Text_20_body" style:list-style-name="L20">
      <style:paragraph-properties fo:padding="0.049cm" fo:border="0.002cm solid #d9d9e3"/>
    </style:style>
    <style:style style:name="P22" style:family="paragraph" style:parent-style-name="Text_20_body" style:list-style-name="L21">
      <style:paragraph-properties fo:padding="0.049cm" fo:border="0.002cm solid #d9d9e3"/>
    </style:style>
    <style:style style:name="P23" style:family="paragraph" style:parent-style-name="Text_20_body">
      <style:paragraph-properties fo:margin-left="0.34cm" fo:margin-right="-0.019cm" fo:text-indent="0.319cm" style:auto-text-indent="false"/>
      <style:text-properties fo:font-variant="normal" fo:text-transform="none" fo:color="#343541" style:font-name="S hne" fo:font-size="9.05000019073486pt" fo:letter-spacing="normal" fo:font-style="normal" fo:font-weight="normal"/>
    </style:style>
    <style:style style:name="P24" style:family="paragraph" style:parent-style-name="Text_20_body" style:list-style-name="L13">
      <style:paragraph-properties fo:margin-top="0cm" fo:margin-bottom="0cm" fo:padding="0.049cm" fo:border="0.002cm solid #d9d9e3"/>
    </style:style>
    <style:style style:name="P25" style:family="paragraph" style:parent-style-name="Text_20_body" style:list-style-name="L14">
      <style:paragraph-properties fo:margin-top="0cm" fo:margin-bottom="0cm" fo:padding="0.049cm" fo:border="0.002cm solid #d9d9e3"/>
    </style:style>
    <style:style style:name="P26" style:family="paragraph" style:parent-style-name="Text_20_body" style:list-style-name="L17">
      <style:paragraph-properties fo:margin-top="0cm" fo:margin-bottom="0cm" fo:padding="0.049cm" fo:border="0.002cm solid #d9d9e3"/>
    </style:style>
    <style:style style:name="P27" style:family="paragraph" style:parent-style-name="Text_20_body" style:list-style-name="L18">
      <style:paragraph-properties fo:margin-top="0cm" fo:margin-bottom="0cm" fo:padding="0.049cm" fo:border="0.002cm solid #d9d9e3"/>
    </style:style>
    <style:style style:name="P28" style:family="paragraph" style:parent-style-name="Text_20_body" style:list-style-name="L19">
      <style:paragraph-properties fo:margin-top="0cm" fo:margin-bottom="0cm" fo:padding="0.049cm" fo:border="0.002cm solid #d9d9e3"/>
    </style:style>
    <style:style style:name="P29" style:family="paragraph" style:parent-style-name="Text_20_body" style:list-style-name="L20">
      <style:paragraph-properties fo:margin-top="0cm" fo:margin-bottom="0cm" fo:padding="0.049cm" fo:border="0.002cm solid #d9d9e3"/>
    </style:style>
    <style:style style:name="P30" style:family="paragraph" style:parent-style-name="Text_20_body" style:list-style-name="L21">
      <style:paragraph-properties fo:margin-top="0cm" fo:margin-bottom="0cm" fo:padding="0.049cm" fo:border="0.002cm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What is the use of kafka</text:p>
      <text:p text:style-name="P1"/>
      <text:p text:style-name="P23">Apache Kafka is an open-source stream-processing platform developed by the Apache Software Foundation. It is widely used for building real-time data pipelines and streaming applications. Kafka is designed to handle high-throughput, fault-tolerant, and scalable data streaming and is used in various scenarios across industries. Here are some common use cases for Kafka:</text:p>
      <text:list xml:id="list6061194874008833999" text:style-name="L1">
        <text:list-item>
          <text:p text:style-name="P3"><text:span text:style-name="Strong_20_Emphasis">Log and Event Streaming</text:span>: Kafka is often used to collect and distribute log and event data from various sources, such as applications, servers, and sensors. This data can be used for real-time monitoring, analysis, and alerting.</text:p>
        </text:list-item>
        <text:list-item>
          <text:p text:style-name="P3"><text:span text:style-name="Strong_20_Emphasis">Data Integration</text:span>: Kafka serves as a central hub for data integration, allowing different applications and systems to share data in real-time. It can be used to connect databases, microservices, and other components of a distributed system.</text:p>
        </text:list-item>
        <text:list-item>
          <text:p text:style-name="P3"><text:span text:style-name="Strong_20_Emphasis">Real-time Data Processing</text:span>: Kafka enables the processing of streaming data in real-time. It can be integrated with stream processing frameworks like Apache Flink, Apache Spark, or Kafka Streams to</text:p>
        </text:list-item>
      </text:list>
      <text:p text:style-name="P1"/>
      <text:p text:style-name="P1">How kafka works in simple words</text:p>
      <text:p text:style-name="P23">Kafka works like a real-time messaging system that helps different applications and systems talk to each other by sending messages or data. Here's a simple explanation of how Kafka works:</text:p>
      <text:list xml:id="list1848028196567039435" text:style-name="L2">
        <text:list-item>
          <text:p text:style-name="P4"><text:span text:style-name="Strong_20_Emphasis">Publish Messages</text:span>: Imagine you have different applications or devices that want to share information. These applications can send messages (data) to Kafka. These messages can be about anything: website clicks, sensor readings, user activities, etc.</text:p>
        </text:list-item>
        <text:list-item>
          <text:p text:style-name="P4"><text:span text:style-name="Strong_20_Emphasis">Topics</text:span>: In Kafka, messages are organized into "topics." Each topic is like a channel for specific types of messages. For example, you might have a "clicks" topic for website click data and a "temperature" topic for sensor readings.</text:p>
        </text:list-item>
        <text:list-item>
          <text:p text:style-name="P4"><text:span text:style-name="Strong_20_Emphasis">Publishers and Subscribers</text:span>: Applications that send messages to Kafka are called "producers" or "publishers." Applications that receive messages from Kafka are called "consumers" or "subscribers." Producers send messages to specific topics, and consumers subscribe to the topics they're interested in.</text:p>
        </text:list-item>
        <text:list-item>
          <text:p text:style-name="P4"><text:span text:style-name="Strong_20_Emphasis">Message Storage</text:span>: Kafka doesn't immediately throw away messages after they're sent. It stores messages for a specified period (configurable retention period). This storage allows consumers to go back in time and read older messages if needed.</text:p>
        </text:list-item>
        <text:list-item>
          <text:p text:style-name="P4"><text:span text:style-name="Strong_20_Emphasis">Scalability and Fault Tolerance</text:span>: Kafka is designed to be highly scalable and fault-tolerant. It can handle a massive amount of messages and can distribute them across multiple servers (called brokers). This redundancy ensures that if one broker goes down, the data is still available.</text:p>
        </text:list-item>
        <text:list-item>
          <text:p text:style-name="P4"><text:span text:style-name="Strong_20_Emphasis">Stream Processing</text:span>: Kafka can be used with stream processing frameworks (like Apache Flink or Kafka Streams) to process and analyze data in real-time. This allows you to perform actions like aggregations, filtering, and transformations on the data as it flows through Kafka.</text:p>
        </text:list-item>
        <text:list-item>
          <text:p text:style-name="P4"><text:span text:style-name="Strong_20_Emphasis">Durability and Ordering</text:span>: Kafka guarantees that once a message is written to a topic, it won't be lost as long as it's within the retention period. Messages within a single partition of a topic are also guaranteed to be in order.</text:p>
        </text:list-item>
      </text:list>
      <text:p text:style-name="P2">In simple terms, Kafka is like a postal service for data, where applications can send and receive messages on specific topics, and these messages are reliably stored and delivered, enabling real-time communication and data processing between different parts of a system.</text:p>
      <text:p text:style-name="P1"/>
      <text:p text:style-name="P1">is kafka middlwware</text:p>
      <text:p text:style-name="P23">Yes, Kafka is often categorized as middleware, specifically as a publish-subscribe message broker or a distributed streaming platform. Middleware is software that acts as an intermediary between different applications or components, facilitating communication and data exchange among them. In the case of Kafka:</text:p>
      <text:list xml:id="list4751966652084765874" text:style-name="L4">
        <text:list-item>
          <text:p text:style-name="P5"><text:span text:style-name="Strong_20_Emphasis">Publish-Subscribe Model</text:span>: Kafka operates on the publish-subscribe messaging model, where producers (publishers) send messages to topics, and consumers (subscribers) subscribe to those topics to receive messages. This makes Kafka a middleware for message distribution and communication.</text:p>
        </text:list-item>
        <text:list-item>
          <text:p text:style-name="P5"><text:span text:style-name="Strong_20_Emphasis">Data Integration</text:span>: Kafka can be used as middleware to integrate various systems and applications by <text:soft-page-break/>allowing them to exchange data in real-time. It acts as a central data hub, connecting producers and consumers in a distributed architecture.</text:p>
        </text:list-item>
        <text:list-item>
          <text:p text:style-name="P5"><text:span text:style-name="Strong_20_Emphasis">Stream Processing</text:span>: Kafka also supports stream processing, making it middleware for real-time data analysis and processing. Stream processing applications can consume data from Kafka topics, perform computations, and produce results or transformations back into Kafka or other systems.</text:p>
        </text:list-item>
        <text:list-item>
          <text:p text:style-name="P5"><text:span text:style-name="Strong_20_Emphasis">Scalability and Reliability</text:span>: Kafka's design as a distributed and scalable platform further reinforces its middleware capabilities. It ensures that messages are reliably delivered, even in the presence of failures, and it can handle high-throughput data streams.</text:p>
        </text:list-item>
      </text:list>
      <text:p text:style-name="P2">In summary, while Kafka serves various purposes, its role as middleware for real-time data streaming, distribution, and integration is a significant part of its functionality. It enables applications and systems to communicate and exchange data efficiently in a distributed and fault-tolerant manner.</text:p>
      <text:p text:style-name="P1">what is kafka topic</text:p>
      <text:p text:style-name="P23">In Apache Kafka, a "topic" is a fundamental concept and a way to categorize or organize messages. Topics are channels or categories to which messages are published by producers and from which messages are consumed by consumers. Here are some key characteristics and information about Kafka topics:</text:p>
      <text:list xml:id="list9110781604715566822" text:style-name="L5">
        <text:list-item>
          <text:p text:style-name="P6"><text:span text:style-name="Strong_20_Emphasis">Naming</text:span>: Topics are named, and they represent a logical channel or category for a specific type of data. For example, you might have topics named "logs," "orders," "clicks," or "sensor_data." The naming convention is entirely up to the Kafka users and is used to identify the content of the topic.</text:p>
        </text:list-item>
        <text:list-item>
          <text:p text:style-name="P6"><text:span text:style-name="Strong_20_Emphasis">Publishing</text:span>: Producers (publishers) send messages to Kafka topics. When a producer sends a message, it specifies the topic to which the message should be published. Multiple producers can publish messages to the same topic, allowing different sources to contribute data to a common channel.</text:p>
        </text:list-item>
        <text:list-item>
          <text:p text:style-name="P6"><text:span text:style-name="Strong_20_Emphasis">Partitioning</text:span>: Each topic is divided into one or more partitions. Partitions are the unit of parallelism and scalability in Kafka. They allow Kafka to distribute data across multiple servers (brokers) and enable high throughput and fault tolerance. Producers send messages to specific partitions within a topic.</text:p>
        </text:list-item>
        <text:list-item>
          <text:p text:style-name="P6"><text:span text:style-name="Strong_20_Emphasis">Consuming</text:span>: Consumers (subscribers) can subscribe to one or more topics to receive messages. Kafka ensures that messages are evenly distributed among the partitions within a topic, allowing multiple consumers to process messages in parallel. Consumers can also choose to read from a specific point in the message stream.</text:p>
        </text:list-item>
        <text:list-item>
          <text:p text:style-name="P6"><text:span text:style-name="Strong_20_Emphasis">Retention Policy</text:span>: Kafka retains messages in topics for a configurable amount of time. This retention period allows consumers to go back in time and read older messages if necessary. Kafka can also be configured to retain messages based on size or other criteria.</text:p>
        </text:list-item>
        <text:list-item>
          <text:p text:style-name="P6"><text:span text:style-name="Strong_20_Emphasis">Scalability and Parallelism</text:span>: Kafka topics can be divided across multiple brokers, and consumers can be added to handle increased data volume. This enables Kafka to scale horizontally, providing both high throughput and fault tolerance.</text:p>
        </text:list-item>
        <text:list-item>
          <text:p text:style-name="P6"><text:span text:style-name="Strong_20_Emphasis">Ordering</text:span>: Kafka guarantees the order of messages within a single partition of a topic. This means that messages published to a partition are stored and delivered in the order they were received. However, across different partitions, there is no guaranteed global order.</text:p>
        </text:list-item>
      </text:list>
      <text:p text:style-name="P2">In summary, a Kafka topic is a logical channel or category for organizing and publishing messages. It allows for the parallel processing of data, high scalability, and reliable data distribution in Kafka-based systems. Each topic can have multiple partitions to support large data streams and high-concurrency scenarios.</text:p>
      <text:p text:style-name="P1"/>
      <text:p text:style-name="P1">topic vs queue in middleware</text:p>
      <text:p text:style-name="P23">Topics and queues are both messaging patterns used in middleware for communication between different components or systems, but they serve different purposes and have distinct characteristics. Here's a comparison of topics and queues in middleware:</text:p>
      <text:p text:style-name="P2"><text:span text:style-name="Strong_20_Emphasis">Topics</text:span>:</text:p>
      <text:list xml:id="list2928531325549102809" text:style-name="L6">
        <text:list-item>
          <text:p text:style-name="P7"><text:span text:style-name="Strong_20_Emphasis">Publish-Subscribe Model</text:span>: Topics are associated with the publish-subscribe messaging model. In this model, messages are sent to a topic, and multiple subscribers can receive copies of these messages.</text:p>
        </text:list-item>
        <text:list-item>
          <text:p text:style-name="P7"><text:soft-page-break/><text:span text:style-name="Strong_20_Emphasis">Multiple Subscribers</text:span>: Multiple subscribers can be connected to a topic, and each subscriber receives a copy of every message sent to that topic. Subscribers are typically interested in specific topics and may filter messages based on content or attributes.</text:p>
        </text:list-item>
        <text:list-item>
          <text:p text:style-name="P7"><text:span text:style-name="Strong_20_Emphasis">Broadcasting</text:span>: Messages sent to a topic are broadcast to all subscribers. This makes topics suitable for scenarios where multiple components or systems need to be notified or updated when certain events occur.</text:p>
        </text:list-item>
        <text:list-item>
          <text:p text:style-name="P7"><text:span text:style-name="Strong_20_Emphasis">Decoupling</text:span>: Topics provide loose coupling between producers and consumers, as producers don't need to know the identities of consumers, and vice versa. This allows for flexibility in adding or removing subscribers without affecting the overall system.</text:p>
        </text:list-item>
      </text:list>
      <text:p text:style-name="P2"><text:span text:style-name="Strong_20_Emphasis">Queues</text:span>:</text:p>
      <text:list xml:id="list7321987397512818972" text:style-name="L7">
        <text:list-item>
          <text:p text:style-name="P8"><text:span text:style-name="Strong_20_Emphasis">Point-to-Point Model</text:span>: Queues are associated with the point-to-point messaging model. In this model, messages are sent to a queue, and only one consumer (receiver) receives and processes each message.</text:p>
        </text:list-item>
        <text:list-item>
          <text:p text:style-name="P8"><text:span text:style-name="Strong_20_Emphasis">Exclusive Consumption</text:span>: Messages in a queue are typically consumed by a single consumer in the order they were received. This ensures that each message is processed by only one component, making queues suitable for scenarios where work items need to be processed by one and only one consumer.</text:p>
        </text:list-item>
        <text:list-item>
          <text:p text:style-name="P8"><text:span text:style-name="Strong_20_Emphasis">Load Balancing</text:span>: Queues can be used for load balancing when multiple consumers compete to process messages from the same queue. The messaging system ensures that each message is delivered to only one of the available consumers, distributing the workload.</text:p>
        </text:list-item>
        <text:list-item>
          <text:p text:style-name="P8"><text:span text:style-name="Strong_20_Emphasis">Guaranteed Delivery</text:span>: Queues often provide guaranteed delivery of messages to consumers, ensuring that no message is lost, even if a consumer crashes or becomes unavailable temporarily.</text:p>
        </text:list-item>
      </text:list>
      <text:p text:style-name="P2">In summary, the choice between topics and queues in middleware depends on the specific communication and processing requirements of your application:</text:p>
      <text:list xml:id="list6571905822702748519" text:style-name="L8">
        <text:list-item>
          <text:p text:style-name="P9">Use <text:span text:style-name="Strong_20_Emphasis">topics</text:span> when you need to broadcast messages to multiple interested parties, allow multiple subscribers to independently process data, and promote loose coupling between components.</text:p>
        </text:list-item>
        <text:list-item>
          <text:p text:style-name="P9">Use <text:span text:style-name="Strong_20_Emphasis">queues</text:span> when you require point-to-point communication, exclusive message processing, guaranteed message delivery, or load balancing among multiple consumers.</text:p>
        </text:list-item>
      </text:list>
      <text:p text:style-name="P2">In some middleware systems, you may find a combination of both topics and queues to meet various communication needs within a complex application architecture.</text:p>
      <text:p text:style-name="P1"/>
      <text:p text:style-name="P1">which is costly to use - topic or queue ?</text:p>
      <text:p text:style-name="P23">The cost of using topics or queues in a messaging system like Apache Kafka, RabbitMQ, or Apache ActiveMQ can vary depending on several factors, and it's not always a straightforward comparison in terms of cost. Here are some considerations for both topics and queues:</text:p>
      <text:p text:style-name="P2"><text:span text:style-name="Strong_20_Emphasis">Topics</text:span>:</text:p>
      <text:list xml:id="list8917621259879479804" text:style-name="L9">
        <text:list-item>
          <text:p text:style-name="P10"><text:span text:style-name="Strong_20_Emphasis">Publishing Cost</text:span>: Publishing messages to topics can be relatively cost-effective because you send a message to a topic, and it gets distributed to multiple subscribers. The cost is often proportional to the volume of messages published.</text:p>
        </text:list-item>
        <text:list-item>
          <text:p text:style-name="P10"><text:span text:style-name="Strong_20_Emphasis">Consumer Cost</text:span>: The cost on the consumer side can vary. If you have multiple subscribers interested in the same topic, they can share the cost of message consumption. However, if you have complex filtering or processing logic on the subscriber side, it can increase the cost due to the computational resources required.</text:p>
        </text:list-item>
        <text:list-item>
          <text:p text:style-name="P10"><text:span text:style-name="Strong_20_Emphasis">Infrastructure Cost</text:span>: Topics may require more infrastructure resources (e.g., brokers, storage) to manage the distribution of messages to multiple subscribers efficiently. The cost here depends on the scalability and availability requirements.</text:p>
        </text:list-item>
      </text:list>
      <text:p text:style-name="P2"><text:span text:style-name="Strong_20_Emphasis">Queues</text:span>:</text:p>
      <text:list xml:id="list5701401202315993665" text:style-name="L10">
        <text:list-item>
          <text:p text:style-name="P11"><text:span text:style-name="Strong_20_Emphasis">Publishing Cost</text:span>: Publishing messages to queues is similar to publishing to topics in terms of cost, as <text:soft-page-break/>it's based on the volume of messages published.</text:p>
        </text:list-item>
        <text:list-item>
          <text:p text:style-name="P11"><text:span text:style-name="Strong_20_Emphasis">Consumer Cost</text:span>: Queues can be cost-effective for point-to-point communication because each message is processed by a single consumer. However, if you have many consumers competing for messages from the same queue, you might need more infrastructure resources to ensure fair distribution, which can increase costs.</text:p>
        </text:list-item>
        <text:list-item>
          <text:p text:style-name="P11"><text:span text:style-name="Strong_20_Emphasis">Infrastructure Cost</text:span>: Queues typically require less infrastructure overhead compared to topics, especially in point-to-point scenarios. Still, the cost depends on factors like the number of queues, the scalability of the messaging system, and the desired level of reliability.</text:p>
        </text:list-item>
      </text:list>
      <text:p text:style-name="P2">In summary, whether topics or queues are costlier to use depends on your specific use case, messaging system, and how you design your application:</text:p>
      <text:list xml:id="list5028335169586616130" text:style-name="L11">
        <text:list-item>
          <text:p text:style-name="P12">Topics can be more cost-effective when you have multiple subscribers interested in the same data, promoting message sharing and reducing duplication.</text:p>
        </text:list-item>
        <text:list-item>
          <text:p text:style-name="P12">Queues can be more cost-effective when you require strict point-to-point communication, ensuring that each message is processed by only one consumer.</text:p>
        </text:list-item>
      </text:list>
      <text:p text:style-name="P2">Ultimately, the cost of using topics or queues should be evaluated in the context of your application's requirements, performance needs, and infrastructure considerations. It's essential to conduct a thorough analysis based on your specific use case to determine which messaging pattern is more cost-effective for your particular scenario.</text:p>
      <text:p text:style-name="P1">Does kafka support queue</text:p>
      <text:p text:style-name="P23">Kafka is primarily designed to support the publish-subscribe messaging pattern, also known as a topic-based messaging pattern, rather than the traditional queue-based messaging pattern. While Kafka doesn't have built-in support for queues in the same way that dedicated message queuing systems do, you can implement queue-like behavior using Kafka with some design considerations.</text:p>
      <text:p text:style-name="P2">Here's how you can achieve queue-like behavior in Kafka:</text:p>
      <text:list xml:id="list1906276516344056357" text:style-name="L12">
        <text:list-item>
          <text:p text:style-name="P13"><text:span text:style-name="Strong_20_Emphasis">Single Consumer per Topic</text:span>: To mimic a queue, ensure that each Kafka topic has only one consumer. This means that messages published to a topic will be consumed by a single consumer, achieving point-to-point communication.</text:p>
        </text:list-item>
        <text:list-item>
          <text:p text:style-name="P13"><text:span text:style-name="Strong_20_Emphasis">Consumer Groups</text:span>: Kafka allows you to create consumer groups, where multiple consumers subscribe to the same topic. However, each message is typically processed by only one consumer within a consumer group. By ensuring that a consumer group has a single consumer, you can emulate queue behavior.</text:p>
        </text:list-item>
        <text:list-item>
          <text:p text:style-name="P13"><text:span text:style-name="Strong_20_Emphasis">Consumer Offset Management</text:span>: In a Kafka consumer group, you need to manage the offsets (the position of the last processed message) explicitly. This ensures that each message is consumed only once, which aligns with queue semantics where each item is processed by a single consumer.</text:p>
        </text:list-item>
        <text:list-item>
          <text:p text:style-name="P13"><text:span text:style-name="Strong_20_Emphasis">Concurrency Control</text:span>: If you want to scale your queue-like processing, you can add more partitions to the topic. Each partition can be processed by a single consumer, allowing you to parallelize the consumption of messages.</text:p>
        </text:list-item>
        <text:list-item>
          <text:p text:style-name="P13"><text:span text:style-name="Strong_20_Emphasis">Consumer Load Balancing</text:span>: If you have multiple consumers interested in the same topic (queue), you can use Kafka's consumer load balancing to distribute messages evenly among the consumers. This is similar to the load balancing aspect of traditional message queues.</text:p>
        </text:list-item>
      </text:list>
      <text:p text:style-name="P2">While Kafka can be adapted to provide queue-like behavior, it's important to note that Kafka's primary strength lies in its publish-subscribe capabilities and the ability to handle complex data streaming and event-driven architectures. If your application primarily requires a traditional queue-based model with features like message acknowledgment, dead-letter queues, or priority handling, you might find dedicated message queuing systems (e.g., Apache ActiveMQ, RabbitMQ) more suitable for your needs.</text:p>
      <text:p text:style-name="P1"/>
      <text:p text:style-name="P1">how is offset managed in kafka</text:p>
      <text:p text:style-name="P23">In Apache Kafka, offsets are used to keep track of the position or location of a consumer within a particular partition of a topic. Offset management is a crucial aspect of consuming messages from Kafka, as it determines which messages a consumer has <text:soft-page-break/>already processed and which it still needs to process. Here's how offset management works in Kafka:</text:p>
      <text:list xml:id="list4036320397658021219" text:style-name="L13">
        <text:list-item>
          <text:p text:style-name="P14"><text:span text:style-name="Strong_20_Emphasis">Consumer Group and Partitions</text:span>:</text:p>
          <text:list>
            <text:list-item>
              <text:p text:style-name="P24">Kafka consumers are typically organized into consumer groups. Each consumer group can have multiple consumers, and each consumer within the group subscribes to one or more partitions of a topic.</text:p>
            </text:list-item>
            <text:list-item>
              <text:p text:style-name="P24">Kafka topics are divided into one or more partitions to enable parallel processing and scalability.</text:p>
            </text:list-item>
          </text:list>
        </text:list-item>
        <text:list-item>
          <text:p text:style-name="P14"><text:span text:style-name="Strong_20_Emphasis">Offset Committing</text:span>:</text:p>
          <text:list>
            <text:list-item>
              <text:p text:style-name="P24">As consumers process messages, they keep track of the offset of the last successfully processed message in each partition they are responsible for.</text:p>
            </text:list-item>
            <text:list-item>
              <text:p text:style-name="P24">Periodically, or after processing a batch of messages, consumers can commit these offsets back to Kafka. Offset committing is essential because it helps ensure that, in case a consumer crashes or is replaced, the new consumer knows where to start processing from.</text:p>
            </text:list-item>
          </text:list>
        </text:list-item>
        <text:list-item>
          <text:p text:style-name="P14"><text:span text:style-name="Strong_20_Emphasis">Consumer Offset Storage</text:span>:</text:p>
          <text:list>
            <text:list-item>
              <text:p text:style-name="P24">Kafka allows consumers to store offsets either in Kafka topics (the "__consumer_offsets" topic) or externally in a storage system of your choice. The "__consumer_offsets" topic is the default and is used when offsets are stored within Kafka.</text:p>
            </text:list-item>
          </text:list>
        </text:list-item>
        <text:list-item>
          <text:p text:style-name="P14"><text:span text:style-name="Strong_20_Emphasis">Auto Offset Commit</text:span>:</text:p>
          <text:list>
            <text:list-item>
              <text:p text:style-name="P24">Kafka consumers can be configured to automatically commit offsets at specified intervals. While this simplifies offset management, it may lead to reprocessing of messages if a consumer fails between automatic commits. Users often prefer to manage offsets manually for more control.</text:p>
            </text:list-item>
          </text:list>
        </text:list-item>
        <text:list-item>
          <text:p text:style-name="P14"><text:span text:style-name="Strong_20_Emphasis">Manual Offset Management</text:span>:</text:p>
          <text:list>
            <text:list-item>
              <text:p text:style-name="P24">In cases where precise control is needed, consumers can commit offsets explicitly after processing each message. This allows consumers to commit offsets only when they are sure the message has been successfully processed.</text:p>
            </text:list-item>
            <text:list-item>
              <text:p text:style-name="P24">By manually managing offsets, you can handle situations like error handling, reprocessing, and ensuring that no messages are lost.</text:p>
            </text:list-item>
          </text:list>
        </text:list-item>
        <text:list-item>
          <text:p text:style-name="P14"><text:span text:style-name="Strong_20_Emphasis">Seeking to Specific Offsets</text:span>:</text:p>
          <text:list>
            <text:list-item>
              <text:p text:style-name="P24">Kafka consumers have the flexibility to seek to specific offsets within a partition, allowing them to reprocess messages or skip ahead if needed. This can be useful for scenarios such as reprocessing historical data.</text:p>
            </text:list-item>
          </text:list>
        </text:list-item>
        <text:list-item>
          <text:p text:style-name="P14"><text:span text:style-name="Strong_20_Emphasis">Offset Reset Policies</text:span>:</text:p>
          <text:list>
            <text:list-item>
              <text:p text:style-name="P14">If a consumer starts and there is no committed offset (e.g., because it's a new consumer or the offset has expired), Kafka allows you to configure how the consumer should behave. Options include "earliest" (start from the earliest available message) or "latest" (start from the latest message).</text:p>
            </text:list-item>
          </text:list>
        </text:list-item>
      </text:list>
      <text:p text:style-name="P2">In summary, Kafka's offset management system is a crucial mechanism that enables consumers to keep track of their progress within a partition of a topic. It provides flexibility for both automatic and manual offset management, making it possible to handle various use cases, including fault tolerance, message reprocessing, and fine-grained control over message processing.</text:p>
      <text:p text:style-name="P1"/>
      <text:p text:style-name="P1">why are consumer groups important in kafka</text:p>
      <text:p text:style-name="P23">Consumer groups are essential in Apache Kafka for several reasons, as they provide a foundational mechanism for scaling, load balancing, and fault tolerance in the consumption of messages from Kafka topics. Here's why consumer groups are important in Kafka:</text:p>
      <text:list xml:id="list7339215306069364308" text:style-name="L14">
        <text:list-item>
          <text:p text:style-name="P15"><text:span text:style-name="Strong_20_Emphasis">Parallelism and Scalability</text:span>:</text:p>
          <text:list>
            <text:list-item>
              <text:p text:style-name="P25"><text:soft-page-break/>Kafka topics are often divided into multiple partitions to enable parallel processing of messages. Each partition is consumed by a single consumer within a consumer group.</text:p>
            </text:list-item>
            <text:list-item>
              <text:p text:style-name="P25">Consumer groups allow you to distribute the workload across multiple consumers. As a result, you can scale your Kafka consumers horizontally by adding more consumers to a group, increasing the throughput and processing capacity of your system.</text:p>
            </text:list-item>
          </text:list>
        </text:list-item>
        <text:list-item>
          <text:p text:style-name="P15"><text:span text:style-name="Strong_20_Emphasis">Load Balancing</text:span>:</text:p>
          <text:list>
            <text:list-item>
              <text:p text:style-name="P25">Within a consumer group, Kafka ensures that each partition of a topic is assigned to only one consumer. This guarantees that each message is processed by exactly one consumer within the group.</text:p>
            </text:list-item>
            <text:list-item>
              <text:p text:style-name="P25">When you have multiple partitions and multiple consumers in a group, Kafka automatically balances the assignment of partitions to consumers. This load balancing ensures that the consumption workload is evenly distributed across consumers.</text:p>
            </text:list-item>
          </text:list>
        </text:list-item>
        <text:list-item>
          <text:p text:style-name="P15"><text:span text:style-name="Strong_20_Emphasis">Fault Tolerance</text:span>:</text:p>
          <text:list>
            <text:list-item>
              <text:p text:style-name="P25">Consumer groups provide built-in fault tolerance. If one of the consumers within a group fails, Kafka automatically rebalances the partitions so that the remaining consumers take over the work of the failed consumer.</text:p>
            </text:list-item>
            <text:list-item>
              <text:p text:style-name="P25">This means that even if a consumer crashes or experiences issues, there is no data loss, and processing continues without interruption.</text:p>
            </text:list-item>
          </text:list>
        </text:list-item>
        <text:list-item>
          <text:p text:style-name="P15"><text:span text:style-name="Strong_20_Emphasis">Scalable Processing</text:span>:</text:p>
          <text:list>
            <text:list-item>
              <text:p text:style-name="P25">In scenarios where data processing requirements change over time, you can easily adjust the number of consumers in a group to handle varying workloads.</text:p>
            </text:list-item>
            <text:list-item>
              <text:p text:style-name="P25">For example, during high traffic periods, you can add more consumers to a group to handle increased message volumes. Conversely, you can reduce the number of consumers during periods of lower activity to save resources.</text:p>
            </text:list-item>
          </text:list>
        </text:list-item>
        <text:list-item>
          <text:p text:style-name="P15"><text:span text:style-name="Strong_20_Emphasis">Use Case Flexibility</text:span>:</text:p>
          <text:list>
            <text:list-item>
              <text:p text:style-name="P25">Consumer groups make Kafka suitable for various use cases, including real-time data processing, log aggregation, event-driven architectures, and more. Different consumers within the same group can process messages differently to cater to specific application needs.</text:p>
            </text:list-item>
          </text:list>
        </text:list-item>
        <text:list-item>
          <text:p text:style-name="P15"><text:span text:style-name="Strong_20_Emphasis">Parallel Processing</text:span>:</text:p>
          <text:list>
            <text:list-item>
              <text:p text:style-name="P25">Consumer groups enable parallel processing of messages from multiple topics. Each consumer within a group can subscribe to different topics, allowing you to build complex data processing pipelines.</text:p>
            </text:list-item>
          </text:list>
        </text:list-item>
        <text:list-item>
          <text:p text:style-name="P15"><text:span text:style-name="Strong_20_Emphasis">Scalable Microservices</text:span>:</text:p>
          <text:list>
            <text:list-item>
              <text:p text:style-name="P15">In a microservices architecture, each microservice can be a separate Kafka consumer within a consumer group. This allows you to independently scale and manage the consumption of messages by each microservice.</text:p>
            </text:list-item>
          </text:list>
        </text:list-item>
      </text:list>
      <text:p text:style-name="P2">In summary, consumer groups in Kafka are a fundamental concept that enables efficient, scalable, and fault-tolerant consumption of messages from Kafka topics. They are crucial for building distributed, high-throughput, and resilient systems that can handle large volumes of data in real-time or near-real-time scenarios.</text:p>
      <text:p text:style-name="P1"/>
      <text:p text:style-name="P1">is consumer different than subsrciber in kafka</text:p>
      <text:p text:style-name="P23">In Apache Kafka, the terms "consumer" and "subscriber" are often used interchangeably, but they can also carry slightly different connotations depending on the context. Here's how they are typically used:</text:p>
      <text:p text:style-name="P2"><text:span text:style-name="Strong_20_Emphasis">Consumer</text:span>:</text:p>
      <text:list xml:id="list4904167913491088848" text:style-name="L15">
        <text:list-item>
          <text:p text:style-name="P16">A <text:span text:style-name="Strong_20_Emphasis">consumer</text:span> in Kafka refers to a client application or component that reads and processes messages from Kafka topics. Consumers are responsible for subscribing to one or more Kafka topics, consuming messages, and taking some action based on the content of those messages.</text:p>
        </text:list-item>
        <text:list-item>
          <text:p text:style-name="P16"><text:soft-page-break/>Consumers can be part of a consumer group, which means that multiple consumers can work together to consume messages from one or more partitions of a topic. Each partition is consumed by one and only one consumer within the group to ensure parallel processing.</text:p>
        </text:list-item>
        <text:list-item>
          <text:p text:style-name="P16">Consumers are typically used for real-time data processing, event-driven architectures, log aggregation, and various other use cases where data needs to be ingested and acted upon.</text:p>
        </text:list-item>
      </text:list>
      <text:p text:style-name="P2"><text:span text:style-name="Strong_20_Emphasis">Subscriber</text:span>:</text:p>
      <text:list xml:id="list7394640782384993862" text:style-name="L16">
        <text:list-item>
          <text:p text:style-name="P17">A <text:span text:style-name="Strong_20_Emphasis">subscriber</text:span> in Kafka is a term that's sometimes used to emphasize the idea that a consumer subscribes to a Kafka topic to receive messages. Subscribing to a topic means expressing interest in receiving and processing messages from that topic.</text:p>
        </text:list-item>
        <text:list-item>
          <text:p text:style-name="P17">The term "subscriber" is often used in the context of the publish-subscribe messaging pattern, where multiple subscribers can receive copies of messages published to a topic. In this context, a subscriber is a consumer that subscribes to a topic.</text:p>
        </text:list-item>
        <text:list-item>
          <text:p text:style-name="P17">While the term "subscriber" is less commonly used in Kafka documentation and discussions, it highlights the relationship between the consumer and the topic it is interested in.</text:p>
        </text:list-item>
      </text:list>
      <text:p text:style-name="P2">In summary, both "consumer" and "subscriber" in Kafka refer to entities that consume messages from Kafka topics. The choice of terminology may vary based on the context and the emphasis on the subscription aspect of consuming messages. Ultimately, whether you call it a consumer or a subscriber, the core functionality remains the same: processing messages from Kafka topics.</text:p>
      <text:p text:style-name="P1"/>
      <text:p text:style-name="P1">What could be sources of kafka</text:p>
      <text:p text:style-name="P23">In Apache Kafka, sources refer to the various systems, applications, or devices that produce and send data to Kafka topics. These sources are responsible for publishing messages to Kafka topics, and they can come from a wide range of data-producing entities. Here are some common sources of data in a Kafka-based system:</text:p>
      <text:list xml:id="list3934199308264115874" text:style-name="L17">
        <text:list-item>
          <text:p text:style-name="P18"><text:span text:style-name="Strong_20_Emphasis">Application Logs</text:span>:</text:p>
          <text:list>
            <text:list-item>
              <text:p text:style-name="P26">Many applications generate logs for monitoring, debugging, and auditing purposes. These logs can be streamed to Kafka topics for real-time analysis and centralized storage.</text:p>
            </text:list-item>
          </text:list>
        </text:list-item>
        <text:list-item>
          <text:p text:style-name="P18"><text:span text:style-name="Strong_20_Emphasis">Web Servers</text:span>:</text:p>
          <text:list>
            <text:list-item>
              <text:p text:style-name="P26">Web servers, like Apache HTTP Server or Nginx, can produce access logs, error logs, and other types of server-generated data that can be ingested into Kafka for analysis and monitoring.</text:p>
            </text:list-item>
          </text:list>
        </text:list-item>
        <text:list-item>
          <text:p text:style-name="P18"><text:span text:style-name="Strong_20_Emphasis">Sensor Data</text:span>:</text:p>
          <text:list>
            <text:list-item>
              <text:p text:style-name="P26">IoT (Internet of Things) devices, industrial sensors, and smart appliances often produce real-time sensor data that is sent to Kafka for processing, monitoring, and analytics.</text:p>
            </text:list-item>
          </text:list>
        </text:list-item>
        <text:list-item>
          <text:p text:style-name="P18"><text:span text:style-name="Strong_20_Emphasis">Database Change Events</text:span>:</text:p>
          <text:list>
            <text:list-item>
              <text:p text:style-name="P26">Change data capture (CDC) tools can capture changes in relational databases and publish them to Kafka topics. This allows for real-time data synchronization and analytics.</text:p>
            </text:list-item>
          </text:list>
        </text:list-item>
        <text:list-item>
          <text:p text:style-name="P18"><text:span text:style-name="Strong_20_Emphasis">Application Events</text:span>:</text:p>
          <text:list>
            <text:list-item>
              <text:p text:style-name="P26">Modern applications generate events when users perform actions, make transactions, or interact with the application. These events can be sent to Kafka for real-time processing and tracking user behavior.</text:p>
            </text:list-item>
          </text:list>
        </text:list-item>
        <text:list-item>
          <text:p text:style-name="P18"><text:span text:style-name="Strong_20_Emphasis">Message Queues</text:span>:</text:p>
          <text:list>
            <text:list-item>
              <text:p text:style-name="P26">Message queuing systems like RabbitMQ or Apache ActiveMQ can act as sources by forwarding messages to Kafka topics. This helps bridge different messaging systems and enable event-driven architectures.</text:p>
            </text:list-item>
          </text:list>
        </text:list-item>
        <text:list-item>
          <text:p text:style-name="P18"><text:span text:style-name="Strong_20_Emphasis">File System Changes</text:span>:</text:p>
          <text:list>
            <text:list-item>
              <text:p text:style-name="P26"><text:soft-page-break/>File monitoring systems can track changes to files and directories, sending notifications to Kafka when specific events occur, such as file creations, modifications, or deletions.</text:p>
            </text:list-item>
          </text:list>
        </text:list-item>
        <text:list-item>
          <text:p text:style-name="P18"><text:span text:style-name="Strong_20_Emphasis">Social Media and Web Scraping</text:span>:</text:p>
          <text:list>
            <text:list-item>
              <text:p text:style-name="P26">Applications that scrape data from social media platforms, websites, or APIs can send the extracted data to Kafka for analysis, sentiment analysis, or storage.</text:p>
            </text:list-item>
          </text:list>
        </text:list-item>
        <text:list-item>
          <text:p text:style-name="P18"><text:span text:style-name="Strong_20_Emphasis">External Integrations</text:span>:</text:p>
          <text:list>
            <text:list-item>
              <text:p text:style-name="P26">Data from external systems and services, such as third-party APIs, partner systems, or external data providers, can be integrated into Kafka to enable real-time data exchange.</text:p>
            </text:list-item>
          </text:list>
        </text:list-item>
        <text:list-item>
          <text:p text:style-name="P18"><text:span text:style-name="Strong_20_Emphasis">Application Logs</text:span>:</text:p>
          <text:list>
            <text:list-item>
              <text:p text:style-name="P26">Kafka can be used as a central logging platform, receiving logs from various applications and microservices. This allows for centralized log management and analysis.</text:p>
            </text:list-item>
          </text:list>
        </text:list-item>
        <text:list-item>
          <text:p text:style-name="P18"><text:span text:style-name="Strong_20_Emphasis">Custom Data Generators</text:span>:</text:p>
          <text:list>
            <text:list-item>
              <text:p text:style-name="P26">Organizations often develop custom data generators or producers to simulate specific data scenarios or to generate synthetic data for testing and development purposes.</text:p>
            </text:list-item>
          </text:list>
        </text:list-item>
        <text:list-item>
          <text:p text:style-name="P18"><text:span text:style-name="Strong_20_Emphasis">Machine Learning Models</text:span>:</text:p>
          <text:list>
            <text:list-item>
              <text:p text:style-name="P18">Machine learning models that make real-time predictions or classifications can produce results as messages in Kafka, which can then be consumed and acted upon by downstream systems.</text:p>
            </text:list-item>
          </text:list>
        </text:list-item>
      </text:list>
      <text:p text:style-name="P2">These are just a few examples of the diverse sources of data that can feed into Kafka. Kafka's flexibility and scalability make it a versatile platform for ingesting data from a wide range of sources, enabling real-time data streaming and processing in various industries and use cases.</text:p>
      <text:p text:style-name="P1"/>
      <text:p text:style-name="P1">why should I use kafka if I have spark structured streaming in place</text:p>
      <text:p text:style-name="P23">pache Kafka and Apache Spark Structured Streaming serve different purposes and can complement each other in a data processing pipeline. Whether you should use Kafka alongside Spark Structured Streaming depends on your specific use case and requirements. Here are some reasons why you might consider using Kafka even if you have Spark Structured Streaming in place:</text:p>
      <text:list xml:id="list7102608277572404789" text:style-name="L18">
        <text:list-item>
          <text:p text:style-name="P19"><text:span text:style-name="Strong_20_Emphasis">Data Integration and Ingestion</text:span>:</text:p>
          <text:list>
            <text:list-item>
              <text:p text:style-name="P27">Kafka is an excellent choice for ingesting data from various sources, including logs, sensors, databases, and external systems. It acts as a real-time data bus, allowing you to centralize and stream data to different consumers, including Spark Structured Streaming.</text:p>
            </text:list-item>
          </text:list>
        </text:list-item>
        <text:list-item>
          <text:p text:style-name="P19"><text:span text:style-name="Strong_20_Emphasis">Decoupling Producers and Consumers</text:span>:</text:p>
          <text:list>
            <text:list-item>
              <text:p text:style-name="P27">Kafka provides loose coupling between data producers and consumers. Producers can send data to Kafka topics without knowing who the consumers are, and consumers can independently subscribe to topics of interest. This decoupling promotes flexibility and scalability in your data architecture.</text:p>
            </text:list-item>
          </text:list>
        </text:list-item>
        <text:list-item>
          <text:p text:style-name="P19"><text:span text:style-name="Strong_20_Emphasis">Data Buffering and Replay</text:span>:</text:p>
          <text:list>
            <text:list-item>
              <text:p text:style-name="P27">Kafka retains data for a configurable retention period, allowing you to buffer and replay data as needed. This is valuable for scenarios where you want to reprocess historical data, perform backfilling, or recover from system failures.</text:p>
            </text:list-item>
          </text:list>
        </text:list-item>
        <text:list-item>
          <text:p text:style-name="P19"><text:span text:style-name="Strong_20_Emphasis">Stream Processing at Scale</text:span>:</text:p>
          <text:list>
            <text:list-item>
              <text:p text:style-name="P27">Spark Structured Streaming is excellent for stream processing, but Kafka can handle large-scale data ingestion and distribution. Kafka acts as a high-throughput, fault-tolerant message broker, ensuring that data is reliably delivered to Spark for processing.</text:p>
            </text:list-item>
          </text:list>
        </text:list-item>
        <text:list-item>
          <text:p text:style-name="P19"><text:span text:style-name="Strong_20_Emphasis">Multi-Consumer Scenarios</text:span>:</text:p>
          <text:list>
            <text:list-item>
              <text:p text:style-name="P27">Kafka allows multiple consumers, including Spark Structured Streaming applications, to consume the same data from a single topic. This is beneficial when you need to feed data to <text:soft-page-break/>multiple downstream systems or microservices simultaneously.</text:p>
            </text:list-item>
          </text:list>
        </text:list-item>
        <text:list-item>
          <text:p text:style-name="P19"><text:span text:style-name="Strong_20_Emphasis">Data Transformation and Enrichment</text:span>:</text:p>
          <text:list>
            <text:list-item>
              <text:p text:style-name="P27">You can use Kafka's stream processing capabilities, such as Kafka Streams or other stream processing frameworks, to perform data transformation, enrichment, and aggregation before feeding the data to Spark Structured Streaming for more complex analytics.</text:p>
            </text:list-item>
          </text:list>
        </text:list-item>
        <text:list-item>
          <text:p text:style-name="P19"><text:span text:style-name="Strong_20_Emphasis">Hybrid Architectures</text:span>:</text:p>
          <text:list>
            <text:list-item>
              <text:p text:style-name="P27">In some cases, organizations may have both real-time and batch processing requirements. Kafka can serve as a bridge between real-time data sources and Spark for batch processing, enabling hybrid architectures.</text:p>
            </text:list-item>
          </text:list>
        </text:list-item>
        <text:list-item>
          <text:p text:style-name="P19"><text:span text:style-name="Strong_20_Emphasis">Integration with Other Systems</text:span>:</text:p>
          <text:list>
            <text:list-item>
              <text:p text:style-name="P27">Kafka's ecosystem includes connectors for various data systems and cloud services, making it easier to integrate with external systems and tools. You can use these connectors to bridge gaps in your data pipeline.</text:p>
            </text:list-item>
          </text:list>
        </text:list-item>
        <text:list-item>
          <text:p text:style-name="P19"><text:span text:style-name="Strong_20_Emphasis">Reliability and Fault Tolerance</text:span>:</text:p>
          <text:list>
            <text:list-item>
              <text:p text:style-name="P19">Kafka is known for its durability and fault tolerance. It ensures that data is not lost, even in the face of system failures, making it suitable for mission-critical applications.</text:p>
            </text:list-item>
          </text:list>
        </text:list-item>
      </text:list>
      <text:p text:style-name="P2">In summary, Kafka and Spark Structured Streaming can work together to create robust, end-to-end data processing pipelines. Kafka excels at data ingestion, distribution, and real-time event streaming, while Spark Structured Streaming provides powerful stream processing capabilities. Using both technologies can help you build scalable, reliable, and flexible data architectures to meet your organization's specific needs.</text:p>
      <text:p text:style-name="P1"/>
      <text:p text:style-name="P1">what kafka provides which spark structured streaming doesn't</text:p>
      <text:p text:style-name="P23">Apache Kafka and Apache Spark Structured Streaming serve distinct roles in a data processing pipeline, and each offers unique capabilities that the other doesn't. Here are some key aspects of Kafka that it provides and Spark Structured Streaming doesn't:</text:p>
      <text:list xml:id="list8610707237134893873" text:style-name="L19">
        <text:list-item>
          <text:p text:style-name="P20"><text:span text:style-name="Strong_20_Emphasis">Message Brokering and Data Distribution</text:span>:</text:p>
          <text:list>
            <text:list-item>
              <text:p text:style-name="P28">Kafka is a distributed, fault-tolerant, and highly scalable message broker designed specifically for handling data streams. It excels at ingesting, storing, and distributing data from various sources to multiple consumers or systems.</text:p>
            </text:list-item>
          </text:list>
        </text:list-item>
        <text:list-item>
          <text:p text:style-name="P20"><text:span text:style-name="Strong_20_Emphasis">Data Buffering and Retention</text:span>:</text:p>
          <text:list>
            <text:list-item>
              <text:p text:style-name="P28">Kafka retains data for a configurable retention period, allowing you to buffer and replay messages. This is crucial for use cases where you need to reprocess historical data or recover from system failures.</text:p>
            </text:list-item>
          </text:list>
        </text:list-item>
        <text:list-item>
          <text:p text:style-name="P20"><text:span text:style-name="Strong_20_Emphasis">Publish-Subscribe Messaging Model</text:span>:</text:p>
          <text:list>
            <text:list-item>
              <text:p text:style-name="P28">Kafka follows a publish-subscribe model where multiple consumers can independently subscribe to topics and receive copies of the same data. This model supports broadcasting messages to multiple consumers, which is not a native feature of Spark Structured Streaming.</text:p>
            </text:list-item>
          </text:list>
        </text:list-item>
        <text:list-item>
          <text:p text:style-name="P20"><text:span text:style-name="Strong_20_Emphasis">Log Compaction</text:span>:</text:p>
          <text:list>
            <text:list-item>
              <text:p text:style-name="P28">Kafka provides log compaction, a feature that retains only the latest version of each key within a topic. This is useful for maintaining a compact history of data changes and is not a feature of Spark Structured Streaming.</text:p>
            </text:list-item>
          </text:list>
        </text:list-item>
        <text:list-item>
          <text:p text:style-name="P20"><text:span text:style-name="Strong_20_Emphasis">Data Integration and Decoupling</text:span>:</text:p>
          <text:list>
            <text:list-item>
              <text:p text:style-name="P28">Kafka serves as a central hub for integrating data from various sources, allowing different applications and systems to communicate without direct dependencies. It promotes decoupling between data producers and consumers.</text:p>
            </text:list-item>
          </text:list>
        </text:list-item>
        <text:list-item>
          <text:p text:style-name="P20"><text:span text:style-name="Strong_20_Emphasis">Multi-Consumer Scenarios</text:span>:</text:p>
          <text:list>
            <text:list-item>
              <text:p text:style-name="P28"><text:soft-page-break/>Kafka enables multiple consumers, including different Spark Structured Streaming applications, to consume data from a single topic simultaneously. This supports diverse use cases, such as real-time analytics, monitoring, and data replication.</text:p>
            </text:list-item>
          </text:list>
        </text:list-item>
        <text:list-item>
          <text:p text:style-name="P20"><text:span text:style-name="Strong_20_Emphasis">Partitioning and Scalability</text:span>:</text:p>
          <text:list>
            <text:list-item>
              <text:p text:style-name="P28">Kafka partitions topics, enabling parallelism and horizontal scaling. Each partition can be consumed by a separate consumer, providing efficient use of resources and high throughput. Spark Structured Streaming doesn't natively provide data partitioning for parallelism to the same extent.</text:p>
            </text:list-item>
          </text:list>
        </text:list-item>
        <text:list-item>
          <text:p text:style-name="P20"><text:span text:style-name="Strong_20_Emphasis">Integration with Other Systems</text:span>:</text:p>
          <text:list>
            <text:list-item>
              <text:p text:style-name="P28">Kafka has a vast ecosystem of connectors and integrations with various data sources, databases, cloud services, and other systems. It simplifies the process of exchanging data with external components and tools.</text:p>
            </text:list-item>
          </text:list>
        </text:list-item>
        <text:list-item>
          <text:p text:style-name="P20"><text:span text:style-name="Strong_20_Emphasis">High Availability and Fault Tolerance</text:span>:</text:p>
          <text:list>
            <text:list-item>
              <text:p text:style-name="P28">Kafka is designed for high availability and fault tolerance. It replicates data across multiple brokers and ensures that data is not lost, even in the event of hardware failures or network issues.</text:p>
            </text:list-item>
          </text:list>
        </text:list-item>
        <text:list-item>
          <text:p text:style-name="P20"><text:span text:style-name="Strong_20_Emphasis">Stream Processing Framework Agnostic</text:span>:</text:p>
          <text:list>
            <text:list-item>
              <text:p text:style-name="P20">Kafka is not tied to a specific stream processing framework. You can use Kafka with various stream processing frameworks, including Apache Kafka Streams, Apache Flink, or even Spark Structured Streaming itself, providing flexibility in choosing the right processing engine for your use case.</text:p>
            </text:list-item>
          </text:list>
        </text:list-item>
      </text:list>
      <text:p text:style-name="P2">In summary, Kafka provides a robust, highly available, and scalable platform for handling data streams, message distribution, and data integration, which complements the stream processing capabilities of Spark Structured Streaming. Kafka's core strength lies in data ingestion, distribution, and real-time event streaming, making it an essential component in many modern data architectures.</text:p>
      <text:p text:style-name="P1"/>
      <text:p text:style-name="P1">spark structured streaming supports default Publish-Subscribe or point to point</text:p>
      <text:p text:style-name="P1"/>
      <text:p text:style-name="P23">Apache Spark Structured Streaming primarily follows a point-to-point, or direct, model for data processing rather than the traditional publish-subscribe model associated with messaging systems like Apache Kafka.</text:p>
      <text:p text:style-name="P2">In Spark Structured Streaming:</text:p>
      <text:list xml:id="list1559076818551981748" text:style-name="L20">
        <text:list-item>
          <text:p text:style-name="P29">Each Spark Structured Streaming application typically reads data directly from a source, such as Kafka, file systems, or socket connections.</text:p>
        </text:list-item>
        <text:list-item>
          <text:p text:style-name="P29">The application processes the data within the application itself using various operations and transformations.</text:p>
        </text:list-item>
        <text:list-item>
          <text:p text:style-name="P21">The output of the processing can be written to different sinks, such as a file system, a database, or another data storage system.</text:p>
        </text:list-item>
      </text:list>
      <text:p text:style-name="P2">This point-to-point model means that Spark Structured Streaming applications generally consume data from a source in a direct and specific manner, and the data flow is under the control of the application. It's not designed to have multiple independent consumers subscribing to the same data stream as in the traditional publish-subscribe model.</text:p>
      <text:p text:style-name="P2">However, Spark Structured Streaming can consume data from Kafka topics directly, acting as a consumer for Kafka. While it doesn't inherently support the publish-subscribe model, you can still design your Spark Structured Streaming application to process data in a way that aligns with your specific use case, including scenarios where you want to aggregate or broadcast data to multiple destinations.</text:p>
      <text:p text:style-name="P1"/>
      <text:p text:style-name="P1">What spark structured streaming provides, which kafka doesn't</text:p>
      <text:p text:style-name="P23">Apache Spark Structured Streaming and Apache Kafka serve different roles in a data processing pipeline, and each offers unique capabilities. Here are some aspects of Spark Structured Streaming that it provides and Kafka doesn't:</text:p>
      <text:list xml:id="list3963052804646434009" text:style-name="L21">
        <text:list-item>
          <text:p text:style-name="P22"><text:soft-page-break/><text:span text:style-name="Strong_20_Emphasis">Complex Data Processing and Analytics</text:span>:</text:p>
          <text:list>
            <text:list-item>
              <text:p text:style-name="P30">Spark Structured Streaming is a powerful stream processing framework that allows you to perform complex data transformations, aggregations, joins, and analytics on streaming data. Kafka is primarily a message broker and doesn't offer built-in data processing capabilities to the same extent.</text:p>
            </text:list-item>
          </text:list>
        </text:list-item>
        <text:list-item>
          <text:p text:style-name="P22"><text:span text:style-name="Strong_20_Emphasis">Machine Learning and AI Integration</text:span>:</text:p>
          <text:list>
            <text:list-item>
              <text:p text:style-name="P30">Spark Structured Streaming seamlessly integrates with Spark's machine learning and artificial intelligence libraries (such as MLlib and TensorFlow) for real-time model training and inference on streaming data.</text:p>
            </text:list-item>
          </text:list>
        </text:list-item>
        <text:list-item>
          <text:p text:style-name="P22"><text:span text:style-name="Strong_20_Emphasis">Unified Batch and Stream Processing</text:span>:</text:p>
          <text:list>
            <text:list-item>
              <text:p text:style-name="P30">Spark Structured Streaming provides a unified API for both batch and stream processing, making it easier to switch between the two paradigms when needed. You can use the same codebase for batch and streaming workloads.</text:p>
            </text:list-item>
          </text:list>
        </text:list-item>
        <text:list-item>
          <text:p text:style-name="P22"><text:span text:style-name="Strong_20_Emphasis">Structured Streaming API</text:span>:</text:p>
          <text:list>
            <text:list-item>
              <text:p text:style-name="P30">Spark Structured Streaming offers a high-level, SQL-like API that simplifies the development of stream processing applications. This API is user-friendly and accessible to data engineers and data scientists.</text:p>
            </text:list-item>
          </text:list>
        </text:list-item>
        <text:list-item>
          <text:p text:style-name="P22"><text:span text:style-name="Strong_20_Emphasis">Integration with Various Data Sources</text:span>:</text:p>
          <text:list>
            <text:list-item>
              <text:p text:style-name="P30">Spark Structured Streaming can consume data from various sources, including Kafka, file systems, databases, and more. It provides connectors and adapters for many data sources, making it versatile for different use cases.</text:p>
            </text:list-item>
          </text:list>
        </text:list-item>
        <text:list-item>
          <text:p text:style-name="P22"><text:span text:style-name="Strong_20_Emphasis">Multiple Output Sinks</text:span>:</text:p>
          <text:list>
            <text:list-item>
              <text:p text:style-name="P30">Spark Structured Streaming supports writing data to various output sinks, such as file systems (e.g., HDFS, S3), databases (e.g., Apache Hive, Apache HBase), and external systems (e.g., Elasticsearch, Cassandra). This flexibility allows you to store processed data in multiple formats and locations.</text:p>
            </text:list-item>
          </text:list>
        </text:list-item>
        <text:list-item>
          <text:p text:style-name="P22"><text:span text:style-name="Strong_20_Emphasis">Structured Streaming and Batch Hybridization</text:span>:</text:p>
          <text:list>
            <text:list-item>
              <text:p text:style-name="P30">You can combine batch and streaming processing seamlessly within the same Spark application. This is useful for handling scenarios where you need both real-time analytics and historical data processing.</text:p>
            </text:list-item>
          </text:list>
        </text:list-item>
        <text:list-item>
          <text:p text:style-name="P22"><text:span text:style-name="Strong_20_Emphasis">Advanced Windowing and Time Handling</text:span>:</text:p>
          <text:list>
            <text:list-item>
              <text:p text:style-name="P30">Spark Structured Streaming provides sophisticated windowing operations, watermarking, and time-based processing capabilities for handling event time and late data.</text:p>
            </text:list-item>
          </text:list>
        </text:list-item>
        <text:list-item>
          <text:p text:style-name="P22"><text:span text:style-name="Strong_20_Emphasis">Built-in Fault Tolerance and State Management</text:span>:</text:p>
          <text:list>
            <text:list-item>
              <text:p text:style-name="P30">Spark Structured Streaming includes built-in mechanisms for fault tolerance and state management, making it resilient to failures and capable of handling stateful stream processing.</text:p>
            </text:list-item>
          </text:list>
        </text:list-item>
        <text:list-item>
          <text:p text:style-name="P22"><text:span text:style-name="Strong_20_Emphasis">Wide Ecosystem Integration</text:span>:</text:p>
          <text:list>
            <text:list-item>
              <text:p text:style-name="P22">Spark has a rich ecosystem that includes libraries and extensions for various use cases, such as graph processing (GraphX), batch ETL (Spark SQL), machine learning (MLlib), and data streaming (Structured Streaming).</text:p>
            </text:list-item>
          </text:list>
        </text:list-item>
      </text:list>
      <text:p text:style-name="P2">In summary, Spark Structured Streaming is a comprehensive stream processing framework that excels at complex data transformations, analytics, and machine learning integration, while Kafka specializes in data ingestion, distribution, and real-time event streaming. The choice between them depends on your specific use case and where each tool best fits within your data architecture. Often, they are used together to create end-to-end data pipel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9cm" fo:margin-bottom="2cm" fo:margin-left="1.859cm" fo:margin-right="0.33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pit Jain</meta:initial-creator>
    <meta:creation-date>2023-09-11T09:37:12</meta:creation-date>
    <dc:date>2023-09-11T09:44:41</dc:date>
    <dc:creator>Arpit Jain</dc:creator>
    <meta:editing-duration>PT7M30S</meta:editing-duration>
    <meta:editing-cycles>2</meta:editing-cycles>
    <meta:generator>OpenOffice/4.1.12$Unix OpenOffice.org_project/4112m1$Build-9809</meta:generator>
    <meta:document-statistic meta:table-count="0" meta:image-count="0" meta:object-count="0" meta:page-count="11" meta:paragraph-count="225" meta:word-count="5745" meta:character-count="38005"/>
  </office:meta>
</office:document-meta>
</file>